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G6:centered_ion.G8 centered_ion.L6:centered_ion.L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5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.743734953" calcext:value-type="float">
            <text:p>-9.743734953</text:p>
          </table:table-cell>
          <table:table-cell table:style-name="ce2"/>
          <table:table-cell table:style-name="ce2" office:value-type="float" office:value="15.1579354" calcext:value-type="float">
            <text:p>15.1579354</text:p>
          </table:table-cell>
          <table:table-cell table:style-name="ce2"/>
          <table:table-cell table:style-name="ce2" table:formula="of:=[.R5]+[.P5]" office:value-type="float" office:value="5.414200447" calcext:value-type="float">
            <text:p>5.414200447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5.16772085553195" calcext:value-type="float">
            <text:p>5.1677208555319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W5]))*100" office:value-type="float" office:value="1.43309202546829" calcext:value-type="float">
            <text:p>1.43309202546829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0406" calcext:value-type="float">
            <text:p>-9.910406</text:p>
          </table:table-cell>
          <table:table-cell table:style-name="ce2"/>
          <table:table-cell table:style-name="ce2" office:value-type="float" office:value="4.504259" calcext:value-type="float">
            <text:p>4.504259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J6]+[.H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.453565344" calcext:value-type="float">
            <text:p>-9.453565344</text:p>
          </table:table-cell>
          <table:table-cell table:style-name="ce2"/>
          <table:table-cell table:style-name="ce2" office:value-type="float" office:value="14.82196957" calcext:value-type="float">
            <text:p>14.82196957</text:p>
          </table:table-cell>
          <table:table-cell table:style-name="ce2"/>
          <table:table-cell table:style-name="ce2" table:formula="of:=[.R6]+[.P6]" office:value-type="float" office:value="5.368404226" calcext:value-type="float">
            <text:p>5.368404226</text:p>
          </table:table-cell>
          <table:table-cell table:number-columns-repeated="2"/>
          <table:table-cell table:formula="of:=LN(([.T7]-[.T6])/([.T6]-[.T5]))/LN(0.5)" office:value-type="float" office:value="0.296547122856135" calcext:value-type="float">
            <text:p>0.29654712285613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0802" calcext:value-type="float">
            <text:p>-9.880802</text:p>
          </table:table-cell>
          <table:table-cell table:style-name="ce2"/>
          <table:table-cell table:style-name="ce2" office:value-type="float" office:value="4.70407" calcext:value-type="float">
            <text:p>4.70407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J7]+[.H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.363208679" calcext:value-type="float">
            <text:p>-9.363208679</text:p>
          </table:table-cell>
          <table:table-cell table:style-name="ce2"/>
          <table:table-cell table:style-name="ce2" office:value-type="float" office:value="14.69432568" calcext:value-type="float">
            <text:p>14.69432568</text:p>
          </table:table-cell>
          <table:table-cell table:style-name="ce2"/>
          <table:table-cell table:style-name="ce2" table:formula="of:=[.R7]+[.P7]" office:value-type="float" office:value="5.331117001" calcext:value-type="float">
            <text:p>5.33111700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68146" calcext:value-type="float">
            <text:p>-9.868146</text:p>
          </table:table-cell>
          <table:table-cell table:style-name="ce2"/>
          <table:table-cell table:style-name="ce2" office:value-type="float" office:value="4.836144" calcext:value-type="float">
            <text:p>4.836144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J8]+[.H8]" office:value-type="float" office:value="4.789283" calcext:value-type="float">
            <text:p>4.789283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09366266005286" calcext:value-type="float">
            <text:p>5.09366266005286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6]*[.L8]-[.L7]*[.L7])/([.L6]+[.L8]-2*[.L7])" office:value-type="float" office:value="4.79183333698428" calcext:value-type="float">
            <text:p>4.79183333698428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2)" office:value-type="float" office:value="-0.597289522051402" calcext:value-type="float">
            <text:p>-0.5972895220514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8]-[.L7])/([.L7]-[.L6]))/LN(2)" office:value-type="float" office:value="-1.73193244664388" calcext:value-type="float">
            <text:p>-1.73193244664388</text:p>
          </table:table-cell>
          <table:table-cell table:number-columns-repeated="3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22597061654855" calcext:value-type="float">
            <text:p>1.22597061654855</text:p>
          </table:table-cell>
          <table:table-cell table:number-columns-repeated="12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6.2988276478442" calcext:value-type="float">
            <text:p>6.2988276478442</text:p>
          </table:table-cell>
          <table:table-cell table:number-columns-repeated="10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36" calcext:value-type="float">
            <text:p>42.964069071893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39" calcext:value-type="float">
            <text:p>42.9640691918939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 table:style-name="ce2"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 table:style-name="ce2"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 table:style-name="ce2"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/>
          <table:table-cell office:value-type="string" calcext:value-type="string">
            <text:p>APBS+APBSmem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 table:style-name="ce2"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 table:style-name="ce2"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 table:style-name="ce2"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centered_ion.G6:centered_ion.L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16:15:45.614958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6-27T17:56:12.842356473</dc:date>
    <meta:editing-duration>PT4H24M31S</meta:editing-duration>
    <meta:editing-cycles>6</meta:editing-cycles>
    <meta:generator>LibreOffice/6.0.7.3$Linux_X86_64 LibreOffice_project/00m0$Build-3</meta:generator>
    <meta:document-statistic meta:table-count="2" meta:cell-count="2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4.504259">
                <text:p>4.504259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G6:centered_ion.G8 centered_ion.L6:centered_ion.L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G6:centered_ion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L6:centered_ion.L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G6:centered_ion.G8</svg:desc>
                </draw:g>
              </table:table-cell>
              <table:table-cell office:value-type="float" office:value="4.763693291">
                <text:p>4.763693291</text:p>
                <draw:g>
                  <svg:desc>centered_ion.L6:centered_ion.L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